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 style:writing-mode="lr-tb"/>
      <style:text-properties fo:font-size="16pt" style:text-underline-style="none" fo:font-weight="bold" officeooo:paragraph-rsid="00065b03" style:font-size-asian="16pt" style:font-weight-asian="bold" style:font-size-complex="16pt" style:font-weight-complex="bold"/>
    </style:style>
    <style:style style:name="P2" style:family="paragraph" style:parent-style-name="Text_20_body">
      <style:paragraph-properties style:writing-mode="lr-tb"/>
      <style:text-properties fo:font-weight="bold" officeooo:rsid="00065b03" officeooo:paragraph-rsid="00065b03" style:font-weight-asian="bold" style:font-weight-complex="bold"/>
    </style:style>
    <style:style style:name="P3" style:family="paragraph" style:parent-style-name="Text_20_body">
      <style:paragraph-properties style:writing-mode="lr-tb"/>
      <style:text-properties fo:font-weight="bold" officeooo:rsid="000eb07a" officeooo:paragraph-rsid="000eb07a" style:font-weight-asian="bold" style:font-weight-complex="bold"/>
    </style:style>
    <style:style style:name="P4" style:family="paragraph" style:parent-style-name="Text_20_body">
      <style:paragraph-properties fo:text-align="center" style:justify-single-word="false" style:writing-mode="lr-tb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Text_20_body">
      <style:paragraph-properties fo:text-align="center" style:justify-single-word="false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fo:font-size="12pt" officeooo:rsid="00065b03" officeooo:paragraph-rsid="00065b03" style:font-size-asian="12pt" style:font-size-complex="12pt"/>
    </style:style>
    <style:style style:name="P7" style:family="paragraph" style:parent-style-name="Text_20_body">
      <style:paragraph-properties style:writing-mode="lr-tb"/>
      <style:text-properties fo:font-weight="normal" officeooo:rsid="00065b03" officeooo:paragraph-rsid="00065b03" style:font-weight-asian="normal" style:font-weight-complex="normal"/>
    </style:style>
    <style:style style:name="P8" style:family="paragraph" style:parent-style-name="Text_20_body">
      <style:paragraph-properties style:writing-mode="lr-tb"/>
      <style:text-properties officeooo:paragraph-rsid="000d0bc2"/>
    </style:style>
    <style:style style:name="P9" style:family="paragraph" style:parent-style-name="Text_20_body">
      <style:paragraph-properties style:writing-mode="lr-tb"/>
      <style:text-properties fo:font-weight="normal" officeooo:rsid="00065b03" officeooo:paragraph-rsid="000d0bc2" style:font-weight-asian="normal" style:font-weight-complex="normal"/>
    </style:style>
    <style:style style:name="P10" style:family="paragraph" style:parent-style-name="Text_20_body">
      <style:paragraph-properties style:writing-mode="lr-tb"/>
      <style:text-properties fo:font-weight="normal" officeooo:rsid="00065b03" officeooo:paragraph-rsid="00065b03" style:font-weight-asian="normal" style:font-weight-complex="normal"/>
    </style:style>
    <style:style style:name="P11" style:family="paragraph" style:parent-style-name="Text_20_body">
      <style:paragraph-properties style:writing-mode="lr-tb"/>
      <style:text-properties fo:font-weight="normal" officeooo:rsid="001225df" officeooo:paragraph-rsid="001225df" style:font-weight-asian="normal" style:font-weight-complex="normal"/>
    </style:style>
    <style:style style:name="P12" style:family="paragraph" style:parent-style-name="Text_20_body">
      <style:paragraph-properties style:writing-mode="lr-tb"/>
      <style:text-properties fo:font-weight="normal" officeooo:rsid="00135a7c" officeooo:paragraph-rsid="00135a7c" style:font-weight-asian="normal" style:font-weight-complex="normal"/>
    </style:style>
    <style:style style:name="P13" style:family="paragraph" style:parent-style-name="Text_20_body">
      <style:paragraph-properties style:writing-mode="lr-tb"/>
      <style:text-properties fo:font-weight="normal" officeooo:rsid="00155a97" officeooo:paragraph-rsid="00155a97" style:font-weight-asian="normal" style:font-weight-complex="normal"/>
    </style:style>
    <style:style style:name="P14" style:family="paragraph" style:parent-style-name="Text_20_body">
      <style:paragraph-properties style:writing-mode="lr-tb"/>
      <style:text-properties fo:font-weight="bold" officeooo:rsid="000eb07a" officeooo:paragraph-rsid="000eb07a" style:font-weight-asian="bold" style:font-weight-complex="bold"/>
    </style:style>
    <style:style style:name="P15" style:family="paragraph" style:parent-style-name="Text_20_body">
      <style:paragraph-properties style:writing-mode="lr-tb"/>
      <style:text-properties fo:font-weight="bold" officeooo:rsid="00110c3f" officeooo:paragraph-rsid="00110c3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5b03" style:font-weight-asian="bold" style:font-weight-complex="bold"/>
    </style:style>
    <style:style style:name="T3" style:family="text">
      <style:text-properties officeooo:rsid="00065b0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4dc1" style:font-weight-asian="normal" style:font-weight-complex="normal"/>
    </style:style>
    <style:style style:name="T6" style:family="text">
      <style:text-properties fo:font-weight="normal" officeooo:rsid="000fbbe6" style:font-weight-asian="normal" style:font-weight-complex="normal"/>
    </style:style>
    <style:style style:name="T7" style:family="text">
      <style:text-properties officeooo:rsid="00083e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Relatório</text:span> de <text:span text:style-name="T3">Desenvolvimento</text:span></text:p>
      <text:p text:style-name="P5"><text:bookmark text:name="docs-internal-guid-fafc09a6-7fff-ebb5-14b1-dbb2120c3524"/>Trajetória e <text:span text:style-name="T3">Workflow do Sistema</text:span></text:p>
      <text:p text:style-name="P4"/>
      <text:p text:style-name="P6">Nome do Projeto / Sistema: <text:span text:style-name="T1">Travello</text:span></text:p>
      <text:p text:style-name="Text_20_body"><text:span text:style-name="T7">Autor do Projeto: </text:span>Kervi Jhonata – <text:span text:style-name="T7">Dev. Full Stack;</text:span></text:p>
      <text:p text:style-name="Horizontal_20_Line"/>
      <text:p text:style-name="Text_20_body"/>
      <text:p text:style-name="P8"><text:span text:style-name="T1">1</text:span><text:span text:style-name="T2">2</text:span><text:span text:style-name="T1">.03.2022 – </text:span><text:span text:style-name="T2">Sábado</text:span><text:span text:style-name="T1">:</text:span></text:p>
      <text:p text:style-name="P9">Idealização do projeto, início do descritivo a partir do brainstorm do sistema;</text:p>
      <text:p text:style-name="P9"/>
      <text:p text:style-name="P2">13.01.2022 – Domingo:</text:p>
      <text:p text:style-name="P7">Início da prototipação do layout do sistema através da ferramenta Figma;</text:p>
      <text:p text:style-name="P7">Landing Page iniciada;</text:p>
      <text:p text:style-name="P7"/>
      <text:p text:style-name="P2">14.01.2022 – Segunda:</text:p>
      <text:p text:style-name="P7">Continuidade no processo de prototipação;</text:p>
      <text:p text:style-name="P2"><text:span text:style-name="T5">Landing page. </text:span><text:span text:style-name="T6">F</text:span><text:span text:style-name="T5">inalizada;</text:span></text:p>
      <text:p text:style-name="P3"><text:span text:style-name="T5">C</text:span><text:span text:style-name="T4">riação da Página de Login. </text:span><text:span text:style-name="T6">Finalizada</text:span><text:span text:style-name="T4">;</text:span></text:p>
      <text:p text:style-name="P3"><text:span text:style-name="T5">C</text:span><text:span text:style-name="T4">riação da Página de Cadastro de novos usuários. </text:span><text:span text:style-name="T6">Finalizada</text:span><text:span text:style-name="T4">;</text:span></text:p>
      <text:p text:style-name="P3"><text:span text:style-name="T4">Criação da Página de Administração – Home. </text:span><text:span text:style-name="T6">Finalizada</text:span><text:span text:style-name="T4">;</text:span></text:p>
      <text:p text:style-name="P3"><text:span text:style-name="T4"/></text:p>
      <text:p text:style-name="P15">15.01.2022 – Terça:</text:p>
      <text:p text:style-name="P11">Continuidade no processo de prototipação;</text:p>
      <text:p text:style-name="P12">Criação da Página do Veículo – Finalizada;</text:p>
      <text:p text:style-name="P13">Comunicado – Chamada de Devs para início do Projeto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00:50:53.278000000</meta:creation-date>
    <dc:date>2022-03-15T18:16:52.785000000</dc:date>
    <meta:editing-duration>PT4H4M11S</meta:editing-duration>
    <meta:editing-cycles>13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9" meta:word-count="105" meta:character-count="753" meta:non-whitespace-character-count="659"/>
  </office:meta>
</office:document-meta>
</file>